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fo:font-size="16pt" fo:font-weight="bold" officeooo:rsid="0007607e" officeooo:paragraph-rsid="0007607e" style:font-size-asian="16pt" style:font-weight-asian="bold" style:font-size-complex="16pt" style:font-weight-complex="bold"/>
    </style:style>
    <style:style style:name="P2" style:family="paragraph" style:parent-style-name="Standard">
      <style:text-properties fo:font-size="12pt" fo:font-weight="normal" officeooo:rsid="0007607e" officeooo:paragraph-rsid="0007607e" style:font-size-asian="10.5pt" style:font-weight-asian="normal" style:font-size-complex="12pt" style:font-weight-complex="normal"/>
    </style:style>
    <style:style style:name="P3" style:family="paragraph" style:parent-style-name="Standard">
      <style:paragraph-properties fo:line-height="115%"/>
      <style:text-properties fo:font-size="14pt" fo:font-weight="bold" officeooo:rsid="0007c9ca" officeooo:paragraph-rsid="0007c9ca" style:font-size-asian="12.25pt" style:font-weight-asian="bold" style:font-size-complex="14pt" style:font-weight-complex="bold"/>
    </style:style>
    <style:style style:name="P4" style:family="paragraph" style:parent-style-name="Standard">
      <style:paragraph-properties fo:margin-top="0cm" fo:margin-bottom="0cm" loext:contextual-spacing="false"/>
      <style:text-properties fo:font-size="12pt" fo:font-weight="normal" officeooo:rsid="0007607e" officeooo:paragraph-rsid="0007607e" style:font-size-asian="10.5pt" style:font-weight-asian="normal" style:font-size-complex="12pt" style:font-weight-complex="normal"/>
    </style:style>
    <style:style style:name="P5" style:family="paragraph" style:parent-style-name="Standard">
      <style:paragraph-properties fo:margin-top="0cm" fo:margin-bottom="0cm" loext:contextual-spacing="false"/>
      <style:text-properties fo:font-size="12pt" fo:font-weight="normal" officeooo:rsid="0007c9ca" officeooo:paragraph-rsid="0007c9ca" style:font-size-asian="10.5pt" style:font-weight-asian="normal" style:font-size-complex="12pt" style:font-weight-complex="normal"/>
    </style:style>
    <style:style style:name="P6" style:family="paragraph" style:parent-style-name="Standard">
      <style:paragraph-properties fo:margin-top="0cm" fo:margin-bottom="0cm" loext:contextual-spacing="false" fo:line-height="115%"/>
      <style:text-properties fo:font-size="12pt" fo:font-weight="normal" officeooo:rsid="002cbe85" officeooo:paragraph-rsid="00356a40" style:font-size-asian="10.5pt" style:font-weight-asian="normal" style:font-size-complex="12pt" style:font-weight-complex="normal"/>
    </style:style>
    <style:style style:name="P7" style:family="paragraph" style:parent-style-name="Standard">
      <style:paragraph-properties fo:margin-top="0cm" fo:margin-bottom="0cm" loext:contextual-spacing="false" fo:line-height="115%"/>
      <style:text-properties fo:font-size="12pt" fo:font-weight="normal" officeooo:rsid="002cbe85" officeooo:paragraph-rsid="004dd063" style:font-size-asian="10.5pt" style:font-weight-asian="normal" style:font-size-complex="12pt" style:font-weight-complex="normal"/>
    </style:style>
    <style:style style:name="P8" style:family="paragraph" style:parent-style-name="Standard">
      <style:paragraph-properties fo:margin-top="0cm" fo:margin-bottom="0cm" loext:contextual-spacing="false" fo:line-height="115%"/>
      <style:text-properties fo:font-size="12pt" fo:font-weight="normal" officeooo:rsid="003726a8" officeooo:paragraph-rsid="00390e22" style:font-size-asian="10.5pt" style:font-weight-asian="normal" style:font-size-complex="12pt" style:font-weight-complex="normal"/>
    </style:style>
    <style:style style:name="P9" style:family="paragraph" style:parent-style-name="Standard">
      <style:paragraph-properties fo:margin-top="0cm" fo:margin-bottom="0cm" loext:contextual-spacing="false" fo:line-height="115%"/>
      <style:text-properties fo:font-size="12pt" fo:font-weight="normal" officeooo:rsid="003726a8" officeooo:paragraph-rsid="0039ac57" style:font-size-asian="10.5pt" style:font-weight-asian="normal" style:font-size-complex="12pt" style:font-weight-complex="normal"/>
    </style:style>
    <style:style style:name="P10" style:family="paragraph" style:parent-style-name="Standard">
      <style:paragraph-properties fo:margin-top="0cm" fo:margin-bottom="0cm" loext:contextual-spacing="false" fo:line-height="115%"/>
      <style:text-properties fo:font-size="12pt" fo:font-weight="normal" officeooo:rsid="0039ac57" officeooo:paragraph-rsid="0039ac57" style:font-size-asian="10.5pt" style:font-weight-asian="normal" style:font-size-complex="12pt" style:font-weight-complex="normal"/>
    </style:style>
    <style:style style:name="P11" style:family="paragraph" style:parent-style-name="Standard">
      <style:paragraph-properties fo:margin-top="0cm" fo:margin-bottom="0cm" loext:contextual-spacing="false" fo:line-height="115%"/>
      <style:text-properties fo:font-size="12pt" fo:font-weight="normal" officeooo:rsid="0039ac57" officeooo:paragraph-rsid="004046ae" style:font-size-asian="10.5pt" style:font-weight-asian="normal" style:font-size-complex="12pt" style:font-weight-complex="normal"/>
    </style:style>
    <style:style style:name="P12" style:family="paragraph" style:parent-style-name="Standard">
      <style:paragraph-properties fo:margin-top="0cm" fo:margin-bottom="0cm" loext:contextual-spacing="false" fo:line-height="115%"/>
      <style:text-properties fo:font-size="12pt" fo:font-weight="normal" officeooo:rsid="003aeb1c" officeooo:paragraph-rsid="003aeb1c" style:font-size-asian="10.5pt" style:font-weight-asian="normal" style:font-size-complex="12pt" style:font-weight-complex="normal"/>
    </style:style>
    <style:style style:name="P13" style:family="paragraph" style:parent-style-name="Standard">
      <style:paragraph-properties fo:margin-top="0cm" fo:margin-bottom="0cm" loext:contextual-spacing="false" fo:line-height="115%"/>
      <style:text-properties fo:font-size="12pt" fo:font-weight="normal" officeooo:rsid="003aeb1c" officeooo:paragraph-rsid="003dd051" style:font-size-asian="10.5pt" style:font-weight-asian="normal" style:font-size-complex="12pt" style:font-weight-complex="normal"/>
    </style:style>
    <style:style style:name="P14" style:family="paragraph" style:parent-style-name="Standard">
      <style:paragraph-properties fo:margin-top="0cm" fo:margin-bottom="0cm" loext:contextual-spacing="false" fo:line-height="115%"/>
      <style:text-properties fo:font-size="12pt" fo:font-weight="normal" officeooo:rsid="003c71a2" officeooo:paragraph-rsid="004046ae" style:font-size-asian="10.5pt" style:font-weight-asian="normal" style:font-size-complex="12pt" style:font-weight-complex="normal"/>
    </style:style>
    <style:style style:name="P15" style:family="paragraph" style:parent-style-name="Standard">
      <style:paragraph-properties fo:margin-top="0cm" fo:margin-bottom="0cm" loext:contextual-spacing="false" fo:line-height="115%"/>
      <style:text-properties fo:font-size="12pt" fo:font-weight="normal" officeooo:rsid="002871b4" officeooo:paragraph-rsid="004350a9" style:font-size-asian="10.5pt" style:font-weight-asian="normal" style:font-size-complex="12pt" style:font-weight-complex="normal"/>
    </style:style>
    <style:style style:name="P16" style:family="paragraph" style:parent-style-name="Standard">
      <style:paragraph-properties fo:margin-top="0cm" fo:margin-bottom="0cm" loext:contextual-spacing="false" fo:line-height="115%"/>
      <style:text-properties fo:font-size="12pt" fo:font-weight="normal" officeooo:rsid="00185979" officeooo:paragraph-rsid="0030a62d" style:font-size-asian="10.5pt" style:font-weight-asian="normal" style:font-size-complex="12pt" style:font-weight-complex="normal"/>
    </style:style>
    <style:style style:name="P17" style:family="paragraph" style:parent-style-name="Standard">
      <style:paragraph-properties fo:margin-top="0cm" fo:margin-bottom="0cm" loext:contextual-spacing="false" fo:line-height="115%"/>
      <style:text-properties fo:font-size="12pt" fo:font-weight="normal" officeooo:rsid="0047de1e" officeooo:paragraph-rsid="0047de1e" style:font-size-asian="10.5pt" style:font-weight-asian="normal" style:font-size-complex="12pt" style:font-weight-complex="normal"/>
    </style:style>
    <style:style style:name="P18" style:family="paragraph" style:parent-style-name="Standard">
      <style:paragraph-properties fo:margin-top="0cm" fo:margin-bottom="0cm" loext:contextual-spacing="false" fo:line-height="115%"/>
      <style:text-properties fo:font-size="12pt" fo:font-weight="normal" officeooo:rsid="004bda56" officeooo:paragraph-rsid="004bda56" style:font-size-asian="10.5pt" style:font-weight-asian="normal" style:font-size-complex="12pt" style:font-weight-complex="normal"/>
    </style:style>
    <style:style style:name="P19" style:family="paragraph" style:parent-style-name="Standard">
      <style:paragraph-properties fo:margin-top="0cm" fo:margin-bottom="0cm" loext:contextual-spacing="false" fo:line-height="115%"/>
      <style:text-properties fo:font-size="12pt" fo:font-weight="normal" officeooo:rsid="004dd063" officeooo:paragraph-rsid="004dd063" style:font-size-asian="10.5pt" style:font-weight-asian="normal" style:font-size-complex="12pt" style:font-weight-complex="normal"/>
    </style:style>
    <style:style style:name="P20" style:family="paragraph" style:parent-style-name="Standard">
      <style:paragraph-properties fo:margin-top="0cm" fo:margin-bottom="0cm" loext:contextual-spacing="false" fo:line-height="115%"/>
      <style:text-properties fo:font-size="12pt" fo:font-weight="normal" officeooo:rsid="004dd063" officeooo:paragraph-rsid="00507c90" style:font-size-asian="10.5pt" style:font-weight-asian="normal" style:font-size-complex="12pt" style:font-weight-complex="normal"/>
    </style:style>
    <style:style style:name="P21" style:family="paragraph" style:parent-style-name="Standard">
      <style:paragraph-properties fo:margin-top="0cm" fo:margin-bottom="0cm" loext:contextual-spacing="false" fo:line-height="115%"/>
      <style:text-properties fo:font-size="12pt" fo:font-weight="normal" officeooo:rsid="004ef25d" officeooo:paragraph-rsid="004ef25d" style:font-size-asian="10.5pt" style:font-weight-asian="normal" style:font-size-complex="12pt" style:font-weight-complex="normal"/>
    </style:style>
    <style:style style:name="P22" style:family="paragraph" style:parent-style-name="Standard">
      <style:paragraph-properties fo:margin-top="0cm" fo:margin-bottom="0cm" loext:contextual-spacing="false" fo:line-height="115%"/>
      <style:text-properties fo:font-size="12pt" fo:font-weight="normal" officeooo:rsid="005659eb" officeooo:paragraph-rsid="005659eb" style:font-size-asian="10.5pt" style:font-weight-asian="normal" style:font-size-complex="12pt" style:font-weight-complex="normal"/>
    </style:style>
    <style:style style:name="P23" style:family="paragraph" style:parent-style-name="Standard">
      <style:paragraph-properties fo:margin-top="0cm" fo:margin-bottom="0cm" loext:contextual-spacing="false" fo:line-height="115%"/>
      <style:text-properties fo:font-size="12pt" fo:font-weight="normal" officeooo:rsid="0057e2e5" officeooo:paragraph-rsid="0057e2e5" style:font-size-asian="10.5pt" style:font-weight-asian="normal" style:font-size-complex="12pt" style:font-weight-complex="normal"/>
    </style:style>
    <style:style style:name="P24" style:family="paragraph" style:parent-style-name="Standard">
      <style:paragraph-properties fo:margin-top="0cm" fo:margin-bottom="0cm" loext:contextual-spacing="false" fo:line-height="115%"/>
      <style:text-properties fo:font-size="12pt" fo:font-weight="normal" officeooo:rsid="00589b89" officeooo:paragraph-rsid="00589b89" style:font-size-asian="10.5pt" style:font-weight-asian="normal" style:font-size-complex="12pt" style:font-weight-complex="normal"/>
    </style:style>
    <style:style style:name="P25" style:family="paragraph" style:parent-style-name="Standard">
      <style:paragraph-properties fo:margin-top="0cm" fo:margin-bottom="0cm" loext:contextual-spacing="false" fo:line-height="115%"/>
      <style:text-properties fo:font-size="12pt" fo:font-weight="normal" officeooo:rsid="0011218c" officeooo:paragraph-rsid="0030408b" style:font-size-asian="12pt" style:font-weight-asian="normal" style:font-size-complex="12pt" style:font-weight-complex="normal"/>
    </style:style>
    <style:style style:name="P26" style:family="paragraph" style:parent-style-name="Standard">
      <style:paragraph-properties fo:margin-top="0cm" fo:margin-bottom="0cm" loext:contextual-spacing="false" fo:line-height="115%"/>
      <style:text-properties fo:font-size="12pt" fo:font-weight="normal" officeooo:rsid="0030a62d" officeooo:paragraph-rsid="0030a62d" style:font-size-asian="12pt" style:font-weight-asian="normal" style:font-size-complex="12pt" style:font-weight-complex="normal"/>
    </style:style>
    <style:style style:name="P27" style:family="paragraph" style:parent-style-name="Standard">
      <style:paragraph-properties fo:margin-top="0cm" fo:margin-bottom="0cm" loext:contextual-spacing="false" fo:line-height="115%"/>
      <style:text-properties fo:font-size="12pt" fo:font-weight="bold" officeooo:rsid="000e4180" officeooo:paragraph-rsid="000e4180" style:font-size-asian="10.5pt" style:font-weight-asian="bold" style:font-size-complex="12pt" style:font-weight-complex="bold"/>
    </style:style>
    <style:style style:name="P28" style:family="paragraph" style:parent-style-name="Standard">
      <style:paragraph-properties fo:margin-top="0cm" fo:margin-bottom="0cm" loext:contextual-spacing="false"/>
      <style:text-properties fo:font-size="12pt" fo:font-weight="bold" officeooo:rsid="0043fa09" officeooo:paragraph-rsid="0043fa09" style:font-size-asian="10.5pt" style:font-weight-asian="bold" style:font-size-complex="12pt" style:font-weight-complex="bold"/>
    </style:style>
    <style:style style:name="P29" style:family="paragraph" style:parent-style-name="Standard">
      <style:paragraph-properties fo:margin-top="0cm" fo:margin-bottom="0cm" loext:contextual-spacing="false" fo:line-height="115%"/>
      <style:text-properties fo:font-size="12pt" fo:font-weight="bold" officeooo:rsid="00514a1e" officeooo:paragraph-rsid="00514a1e" style:font-size-asian="10.5pt" style:font-weight-asian="bold" style:font-size-complex="12pt" style:font-weight-complex="bold"/>
    </style:style>
    <style:style style:name="P30" style:family="paragraph" style:parent-style-name="Standard">
      <style:paragraph-properties fo:margin-top="0cm" fo:margin-bottom="0cm" loext:contextual-spacing="false" fo:line-height="115%"/>
      <style:text-properties fo:font-size="14pt" fo:font-weight="bold" officeooo:rsid="00087d18" officeooo:paragraph-rsid="00087d18" style:font-size-asian="12.25pt" style:font-weight-asian="bold" style:font-size-complex="14pt" style:font-weight-complex="bold"/>
    </style:style>
    <style:style style:name="P31" style:family="paragraph" style:parent-style-name="Standard">
      <style:paragraph-properties fo:margin-top="0cm" fo:margin-bottom="0cm" loext:contextual-spacing="false" fo:line-height="115%"/>
      <style:text-properties fo:font-size="14pt" fo:font-weight="bold" officeooo:rsid="00193074" officeooo:paragraph-rsid="00193074" style:font-size-asian="12.25pt" style:font-weight-asian="bold" style:font-size-complex="14pt" style:font-weight-complex="bold"/>
    </style:style>
    <style:style style:name="P32" style:family="paragraph" style:parent-style-name="Standard">
      <style:paragraph-properties fo:margin-top="0cm" fo:margin-bottom="0cm" loext:contextual-spacing="false" fo:line-height="115%"/>
      <style:text-properties fo:font-size="14pt" fo:font-weight="bold" officeooo:rsid="003726a8" officeooo:paragraph-rsid="003726a8" style:font-size-asian="12.25pt" style:font-weight-asian="bold" style:font-size-complex="14pt" style:font-weight-complex="bold"/>
    </style:style>
    <style:style style:name="P33" style:family="paragraph" style:parent-style-name="Standard">
      <style:paragraph-properties fo:margin-top="0cm" fo:margin-bottom="0cm" loext:contextual-spacing="false" fo:line-height="115%"/>
      <style:text-properties fo:font-size="14pt" fo:font-weight="bold" officeooo:rsid="003726a8" officeooo:paragraph-rsid="004350a9" style:font-size-asian="12.25pt" style:font-weight-asian="bold" style:font-size-complex="14pt" style:font-weight-complex="bold"/>
    </style:style>
    <style:style style:name="P34" style:family="paragraph" style:parent-style-name="Standard">
      <style:paragraph-properties fo:margin-top="0cm" fo:margin-bottom="0cm" loext:contextual-spacing="false" fo:line-height="115%"/>
      <style:text-properties fo:font-size="14pt" fo:font-weight="bold" officeooo:rsid="001b59fe" officeooo:paragraph-rsid="001b59fe" style:font-size-asian="12.25pt" style:font-weight-asian="bold" style:font-size-complex="14pt" style:font-weight-complex="bold"/>
    </style:style>
    <style:style style:name="P35" style:family="paragraph" style:parent-style-name="Standard">
      <style:paragraph-properties fo:margin-top="0cm" fo:margin-bottom="0cm" loext:contextual-spacing="false" fo:line-height="115%"/>
      <style:text-properties fo:font-size="14pt" fo:font-weight="bold" officeooo:rsid="004046ae" officeooo:paragraph-rsid="004046ae" style:font-size-asian="12.25pt" style:font-weight-asian="bold" style:font-size-complex="14pt" style:font-weight-complex="bold"/>
    </style:style>
    <style:style style:name="P36" style:family="paragraph" style:parent-style-name="Standard">
      <style:paragraph-properties fo:margin-top="0cm" fo:margin-bottom="0cm" loext:contextual-spacing="false" fo:line-height="115%"/>
      <style:text-properties fo:font-size="14pt" fo:font-weight="bold" officeooo:rsid="004350a9" officeooo:paragraph-rsid="004a88e3" style:font-size-asian="12.25pt" style:font-weight-asian="bold" style:font-size-complex="14pt" style:font-weight-complex="bold"/>
    </style:style>
    <style:style style:name="P37" style:family="paragraph" style:parent-style-name="Standard">
      <style:paragraph-properties fo:margin-top="0cm" fo:margin-bottom="0cm" loext:contextual-spacing="false" fo:line-height="115%"/>
      <style:text-properties fo:font-size="14pt" fo:font-weight="bold" officeooo:rsid="004350a9" officeooo:paragraph-rsid="00546992" style:font-size-asian="12.25pt" style:font-weight-asian="bold" style:font-size-complex="14pt" style:font-weight-complex="bold"/>
    </style:style>
    <style:style style:name="P38" style:family="paragraph" style:parent-style-name="Standard">
      <style:paragraph-properties fo:margin-top="0cm" fo:margin-bottom="0cm" loext:contextual-spacing="false" fo:line-height="115%"/>
      <style:text-properties fo:font-size="14pt" fo:font-weight="bold" officeooo:rsid="004350a9" officeooo:paragraph-rsid="005659eb" style:font-size-asian="12.25pt" style:font-weight-asian="bold" style:font-size-complex="14pt" style:font-weight-complex="bold"/>
    </style:style>
    <style:style style:name="P39" style:family="paragraph" style:parent-style-name="Standard">
      <style:paragraph-properties fo:margin-top="0cm" fo:margin-bottom="0.199cm" loext:contextual-spacing="false" fo:line-height="115%"/>
      <style:text-properties fo:font-size="12pt" fo:font-weight="normal" officeooo:rsid="00087d18" officeooo:paragraph-rsid="00087d18" style:font-size-asian="10.5pt" style:font-weight-asian="normal" style:font-size-complex="12pt" style:font-weight-complex="normal"/>
    </style:style>
    <style:style style:name="P40" style:family="paragraph" style:parent-style-name="Standard">
      <style:paragraph-properties fo:margin-top="0cm" fo:margin-bottom="0.199cm" loext:contextual-spacing="false"/>
      <style:text-properties fo:font-size="12pt" fo:font-weight="normal" officeooo:rsid="0018750e" officeooo:paragraph-rsid="0018750e" style:font-size-asian="10.5pt" style:font-weight-asian="normal" style:font-size-complex="12pt" style:font-weight-complex="normal"/>
    </style:style>
    <style:style style:name="P41" style:family="paragraph" style:parent-style-name="Standard">
      <style:paragraph-properties fo:margin-top="0cm" fo:margin-bottom="0.199cm" loext:contextual-spacing="false"/>
      <style:text-properties fo:font-size="12pt" fo:font-weight="normal" officeooo:rsid="00356a40" officeooo:paragraph-rsid="00356a40" style:font-size-asian="10.5pt" style:font-weight-asian="normal" style:font-size-complex="12pt" style:font-weight-complex="normal"/>
    </style:style>
    <style:style style:name="P42" style:family="paragraph" style:parent-style-name="Standard">
      <style:paragraph-properties fo:margin-top="0cm" fo:margin-bottom="0.199cm" loext:contextual-spacing="false"/>
      <style:text-properties fo:font-size="12pt" fo:font-weight="normal" officeooo:rsid="003726a8" officeooo:paragraph-rsid="003726a8" style:font-size-asian="10.5pt" style:font-weight-asian="normal" style:font-size-complex="12pt" style:font-weight-complex="normal"/>
    </style:style>
    <style:style style:name="P43" style:family="paragraph" style:parent-style-name="Standard">
      <style:paragraph-properties fo:margin-top="0cm" fo:margin-bottom="0.199cm" loext:contextual-spacing="false" fo:line-height="115%"/>
      <style:text-properties fo:font-size="12pt" fo:font-weight="bold" officeooo:rsid="00087d18" officeooo:paragraph-rsid="00087d18" style:font-size-asian="10.5pt" style:font-weight-asian="bold" style:font-size-complex="12pt" style:font-weight-complex="bold"/>
    </style:style>
    <style:style style:name="P44" style:family="paragraph" style:parent-style-name="Standard">
      <style:paragraph-properties fo:margin-top="0cm" fo:margin-bottom="0.199cm" loext:contextual-spacing="false" fo:line-height="115%"/>
      <style:text-properties fo:font-size="12pt" fo:font-weight="bold" officeooo:rsid="000cc041" officeooo:paragraph-rsid="000cc041" style:font-size-asian="10.5pt" style:font-weight-asian="bold" style:font-size-complex="12pt" style:font-weight-complex="bold"/>
    </style:style>
    <style:style style:name="P45" style:family="paragraph" style:parent-style-name="Standard">
      <style:paragraph-properties fo:margin-top="0cm" fo:margin-bottom="0.199cm" loext:contextual-spacing="false"/>
      <style:text-properties fo:font-size="12pt" fo:font-weight="bold" officeooo:rsid="00185979" officeooo:paragraph-rsid="0030408b" style:font-size-asian="10.5pt" style:font-weight-asian="bold" style:font-size-complex="12pt" style:font-weight-complex="bold"/>
    </style:style>
    <style:style style:name="P46" style:family="paragraph" style:parent-style-name="Standard">
      <style:paragraph-properties fo:margin-top="0cm" fo:margin-bottom="0.199cm" loext:contextual-spacing="false"/>
      <style:text-properties fo:font-size="12pt" fo:font-weight="bold" officeooo:rsid="00185979" officeooo:paragraph-rsid="0030a62d" style:font-size-asian="10.5pt" style:font-weight-asian="bold" style:font-size-complex="12pt" style:font-weight-complex="bold"/>
    </style:style>
    <style:style style:name="P47" style:family="paragraph" style:parent-style-name="Standard">
      <style:paragraph-properties fo:margin-top="0cm" fo:margin-bottom="0.199cm" loext:contextual-spacing="false"/>
      <style:text-properties fo:font-size="12pt" fo:font-weight="bold" officeooo:rsid="00339325" officeooo:paragraph-rsid="00339325" style:font-size-asian="10.5pt" style:font-weight-asian="bold" style:font-size-complex="12pt" style:font-weight-complex="bold"/>
    </style:style>
    <style:style style:name="P48" style:family="paragraph" style:parent-style-name="Standard">
      <style:paragraph-properties fo:margin-top="0cm" fo:margin-bottom="0.199cm" loext:contextual-spacing="false"/>
      <style:text-properties fo:font-size="12pt" fo:font-weight="bold" officeooo:rsid="0034024f" officeooo:paragraph-rsid="0034024f" style:font-size-asian="10.5pt" style:font-weight-asian="bold" style:font-size-complex="12pt" style:font-weight-complex="bold"/>
    </style:style>
    <style:style style:name="P49" style:family="paragraph" style:parent-style-name="Standard">
      <style:paragraph-properties fo:margin-top="0cm" fo:margin-bottom="0cm" loext:contextual-spacing="false" fo:line-height="115%"/>
      <style:text-properties fo:font-size="12pt" style:text-underline-style="none" fo:font-weight="normal" officeooo:rsid="00589b89" officeooo:paragraph-rsid="0057e2e5" style:font-size-asian="10.5pt" style:font-weight-asian="normal" style:font-size-complex="12pt" style:font-weight-complex="normal"/>
    </style:style>
    <style:style style:name="T1" style:family="text">
      <style:text-properties officeooo:rsid="0007c9ca"/>
    </style:style>
    <style:style style:name="T2" style:family="text">
      <style:text-properties fo:font-weight="normal" style:font-weight-asian="normal" style:font-weight-complex="normal"/>
    </style:style>
    <style:style style:name="T3" style:family="text">
      <style:text-properties fo:font-weight="normal" officeooo:rsid="000a2898" style:font-weight-asian="normal" style:font-weight-complex="normal"/>
    </style:style>
    <style:style style:name="T4" style:family="text">
      <style:text-properties fo:font-weight="normal" officeooo:rsid="000a449f" style:font-weight-asian="normal" style:font-weight-complex="normal"/>
    </style:style>
    <style:style style:name="T5" style:family="text">
      <style:text-properties fo:font-weight="normal" officeooo:rsid="000b082f" style:font-weight-asian="normal" style:font-weight-complex="normal"/>
    </style:style>
    <style:style style:name="T6" style:family="text">
      <style:text-properties fo:font-weight="normal" officeooo:rsid="000dc815" style:font-weight-asian="normal" style:font-weight-complex="normal"/>
    </style:style>
    <style:style style:name="T7" style:family="text">
      <style:text-properties fo:font-weight="normal" officeooo:rsid="000e4180" style:font-weight-asian="normal" style:font-weight-complex="normal"/>
    </style:style>
    <style:style style:name="T8" style:family="text">
      <style:text-properties fo:font-weight="normal" officeooo:rsid="000f501f" style:font-weight-asian="normal" style:font-weight-complex="normal"/>
    </style:style>
    <style:style style:name="T9" style:family="text">
      <style:text-properties fo:font-weight="normal" officeooo:rsid="00186150" style:font-weight-asian="normal" style:font-weight-complex="normal"/>
    </style:style>
    <style:style style:name="T10" style:family="text">
      <style:text-properties fo:font-weight="normal" officeooo:rsid="002d165b" style:font-weight-asian="normal" style:font-weight-complex="normal"/>
    </style:style>
    <style:style style:name="T11" style:family="text">
      <style:text-properties fo:font-weight="normal" officeooo:rsid="0030408b" style:font-weight-asian="normal" style:font-weight-complex="normal"/>
    </style:style>
    <style:style style:name="T12" style:family="text">
      <style:text-properties fo:font-weight="normal" officeooo:rsid="00339325" style:font-weight-asian="normal" style:font-weight-complex="normal"/>
    </style:style>
    <style:style style:name="T13" style:family="text">
      <style:text-properties fo:font-weight="normal" officeooo:rsid="0034024f" style:font-weight-asian="normal" style:font-weight-complex="normal"/>
    </style:style>
    <style:style style:name="T14" style:family="text">
      <style:text-properties fo:font-weight="normal" officeooo:rsid="00356a40" style:font-weight-asian="normal" style:font-weight-complex="normal"/>
    </style:style>
    <style:style style:name="T15" style:family="text">
      <style:text-properties fo:font-weight="normal" officeooo:rsid="003dd051" style:font-weight-asian="normal" style:font-weight-complex="normal"/>
    </style:style>
    <style:style style:name="T16" style:family="text">
      <style:text-properties fo:font-weight="normal" officeooo:rsid="0051d96f" style:font-weight-asian="normal" style:font-weight-complex="normal"/>
    </style:style>
    <style:style style:name="T17" style:family="text">
      <style:text-properties fo:font-weight="normal" officeooo:rsid="0053c9ce" style:font-weight-asian="normal" style:font-weight-complex="normal"/>
    </style:style>
    <style:style style:name="T18" style:family="text">
      <style:text-properties fo:font-weight="normal" officeooo:rsid="004e0760" style:font-weight-asian="normal" style:font-weight-complex="normal"/>
    </style:style>
    <style:style style:name="T19" style:family="text">
      <style:text-properties officeooo:rsid="0009d52b"/>
    </style:style>
    <style:style style:name="T20" style:family="text">
      <style:text-properties officeooo:rsid="000b082f"/>
    </style:style>
    <style:style style:name="T21" style:family="text">
      <style:text-properties officeooo:rsid="000d421c"/>
    </style:style>
    <style:style style:name="T22" style:family="text">
      <style:text-properties officeooo:rsid="000e4180"/>
    </style:style>
    <style:style style:name="T23" style:family="text">
      <style:text-properties officeooo:rsid="0011218c"/>
    </style:style>
    <style:style style:name="T24" style:family="text">
      <style:text-properties officeooo:rsid="001b59fe"/>
    </style:style>
    <style:style style:name="T25" style:family="text">
      <style:text-properties officeooo:rsid="0029c405"/>
    </style:style>
    <style:style style:name="T26" style:family="text">
      <style:text-properties officeooo:rsid="002cbe85"/>
    </style:style>
    <style:style style:name="T27" style:family="text">
      <style:text-properties officeooo:rsid="002d165b"/>
    </style:style>
    <style:style style:name="T28" style:family="text">
      <style:text-properties officeooo:rsid="0030408b"/>
    </style:style>
    <style:style style:name="T29" style:family="text">
      <style:text-properties fo:font-weight="bold" officeooo:rsid="0030408b" style:font-weight-asian="bold" style:font-weight-complex="bold"/>
    </style:style>
    <style:style style:name="T30" style:family="text">
      <style:text-properties fo:font-weight="bold" officeooo:rsid="00507c90" style:font-weight-asian="bold" style:font-weight-complex="bold"/>
    </style:style>
    <style:style style:name="T31" style:family="text">
      <style:text-properties officeooo:rsid="0030a62d"/>
    </style:style>
    <style:style style:name="T32" style:family="text">
      <style:text-properties officeooo:rsid="0031f849"/>
    </style:style>
    <style:style style:name="T33" style:family="text">
      <style:text-properties officeooo:rsid="00339325"/>
    </style:style>
    <style:style style:name="T34" style:family="text">
      <style:text-properties officeooo:rsid="00185979" style:font-size-asian="10.5pt"/>
    </style:style>
    <style:style style:name="T35" style:family="text">
      <style:text-properties officeooo:rsid="0030408b" style:font-size-asian="10.5pt"/>
    </style:style>
    <style:style style:name="T36" style:family="text">
      <style:text-properties officeooo:rsid="003726a8"/>
    </style:style>
    <style:style style:name="T37" style:family="text">
      <style:text-properties officeooo:rsid="00390e22"/>
    </style:style>
    <style:style style:name="T38" style:family="text">
      <style:text-properties officeooo:rsid="003aeb1c"/>
    </style:style>
    <style:style style:name="T39" style:family="text">
      <style:text-properties officeooo:rsid="003c8a64"/>
    </style:style>
    <style:style style:name="T40" style:family="text">
      <style:text-properties officeooo:rsid="003dd051"/>
    </style:style>
    <style:style style:name="T41" style:family="text">
      <style:text-properties officeooo:rsid="003e4ba9"/>
    </style:style>
    <style:style style:name="T42" style:family="text">
      <style:text-properties officeooo:rsid="003f0a73"/>
    </style:style>
    <style:style style:name="T43" style:family="text">
      <style:text-properties officeooo:rsid="004046ae"/>
    </style:style>
    <style:style style:name="T44" style:family="text">
      <style:text-properties officeooo:rsid="00422dbb"/>
    </style:style>
    <style:style style:name="T45" style:family="text">
      <style:text-properties officeooo:rsid="004350a9"/>
    </style:style>
    <style:style style:name="T46" style:family="text">
      <style:text-properties officeooo:rsid="0047de1e"/>
    </style:style>
    <style:style style:name="T47" style:family="text">
      <style:text-properties officeooo:rsid="0048f010"/>
    </style:style>
    <style:style style:name="T48" style:family="text">
      <style:text-properties officeooo:rsid="004d472a"/>
    </style:style>
    <style:style style:name="T49" style:family="text">
      <style:text-properties officeooo:rsid="004dd063"/>
    </style:style>
    <style:style style:name="T50" style:family="text">
      <style:text-properties officeooo:rsid="004feffd"/>
    </style:style>
    <style:style style:name="T51" style:family="text">
      <style:text-properties officeooo:rsid="00507c90"/>
    </style:style>
    <style:style style:name="T52" style:family="text">
      <style:text-properties officeooo:rsid="00546992"/>
    </style:style>
    <style:style style:name="T53" style:family="text">
      <style:text-properties officeooo:rsid="00565adf"/>
    </style:style>
    <style:style style:name="T54" style:family="text">
      <style:text-properties style:text-underline-style="none"/>
    </style:style>
    <style:style style:name="T55" style:family="text">
      <style:text-properties style:text-underline-style="none" officeooo:rsid="00589b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Lab</text:p>
      <text:p text:style-name="P3">Introduction</text:p>
      <text:p text:style-name="P4">VirtualLab <text:span text:style-name="T31">(VL) </text:span>is a python package which enables the user to run <text:span text:style-name="T21">F</text:span>inite <text:span text:style-name="T21">E</text:span>lement <text:span text:style-name="T21">(FE)</text:span> simulations completely via the command line. The pre and post processing is <text:span text:style-name="T1">carried out</text:span> using the software SALOME, while the <text:span text:style-name="T1">FE solver </text:span>CodeAster <text:span text:style-name="T1">is used for the simulation</text:span>. While this package has been written for command line use some capabilites have been included to <text:span text:style-name="T1">use the GUI for debugging and training.</text:span></text:p>
      <text:p text:style-name="P4"/>
      <text:p text:style-name="P30">Layout</text:p>
      <text:p text:style-name="P39">VirtualLab <text:span text:style-name="T19">contains </text:span>three essential directories <text:span text:style-name="T19">needed for running any simulation;</text:span> ‘Scripts’, ‘Materials’ <text:span text:style-name="T19">and</text:span> ‘Input’. <text:span text:style-name="T20">There is also a <text:s/>‘Run’ file which is used to launch simulations.</text:span></text:p>
      <text:p text:style-name="P43">Scripts – <text:span text:style-name="T2">This directory contains all of </text:span><text:span text:style-name="T5">the </text:span><text:span text:style-name="T2">scripts needed to set up VirtualLab, the SALOME </text:span><text:span text:style-name="T3">scripts </text:span><text:span text:style-name="T2">and CodeAster command files. </text:span><text:span text:style-name="T3">The sub-directory ‘Common’ contains everything needed to set-up a study, such as creating directories and inerfacing with </text:span><text:span text:style-name="T4">SALOME and CodeAster. There is also a sub-directory for each simulation type (</text:span><text:span text:style-name="T5">which is c</text:span><text:span text:style-name="T4">urrently Tensile, LFA and HIVE). </text:span><text:span text:style-name="T5">Inside each of these sub-directories is the relevant SALOME and CodeAster files to run that specific simulation. Each has a PreProc, Aster and PostProc directory containing the relevant scripts. This directory also contains other simulation-specific subdirectories, </text:span><text:span text:style-name="T11">I.e.</text:span><text:span text:style-name="T5"> ‘Laser’ for LFA which contains different laser pulse profiles. </text:span></text:p>
      <text:p text:style-name="P44"><text:span text:style-name="T20">M</text:span>aterials – <text:span text:style-name="T2">This directory contains the material properties which </text:span><text:span text:style-name="T6">will be</text:span><text:span text:style-name="T2"> used for FE simulations. </text:span><text:span text:style-name="T6">The sub-directories are different materials, each </text:span><text:span text:style-name="T7">of which</text:span><text:span text:style-name="T6"> contain material properties. </text:span><text:span text:style-name="T7">Some materials are non-linear with temperature dependence. </text:span></text:p>
      <text:p text:style-name="P27"><text:span text:style-name="T22">I</text:span>nput – <text:span text:style-name="T2">The Input directory contains the parameters which will be used for running simulations, such as dimensions to create a mesh and boundary conditions and materials for FE simulations. Input has a sub-directory for each simulation, and within each of those you will find sub-directories for different study </text:span><text:span text:style-name="T11">directories</text:span><text:span text:style-name="T2"> </text:span><text:span text:style-name="T8">(this will be explained more in the next section)</text:span><text:span text:style-name="T2">. </text:span></text:p>
      <text:p text:style-name="P30"/>
      <text:p text:style-name="P30">Getting Starte<text:span text:style-name="T23">d</text:span></text:p>
      <text:p text:style-name="P25">To use VirtualLab there are a few things which must be set up. The first is that you have both SALOME and CodeAster installed on your computer. Once this is done you need to add the SALOME directory to your path so that salome can be opened by just typing ‘salome’ in a terminal window. <text:span text:style-name="T29">Talk to Llion</text:span></text:p>
      <text:p text:style-name="P25"><text:span text:style-name="T26">There are also a couple of packages which are needed and are designated in the Setup.sh script (These are h5py for dealing with SALOME’s .med files and iapws which is needed for HIVE simulations). If there are any issues please see </text:span><text:a xlink:type="simple" xlink:href="http://docs.h5py.org/en/stable/build.html" text:style-name="Internet_20_link" text:visited-style-name="Visited_20_Internet_20_Link"><text:span text:style-name="T26">http://docs.h5py.org/en/stable/build.html</text:span></text:a><text:span text:style-name="T26"> and </text:span><text:a xlink:type="simple" xlink:href="https://pypi.org/project/iapws/" text:style-name="Internet_20_link" text:visited-style-name="Visited_20_Internet_20_Link"><text:span text:style-name="T26">https://pypi.org/project/iapws/</text:span></text:a><text:span text:style-name="T26">)</text:span></text:p>
      <text:p text:style-name="P25"/>
      <text:p text:style-name="P26">The results generated by VL are written to <text:span text:style-name="T33">the</text:span> Output directory in the top level directory <text:span text:style-name="T33">(this will be created once simulations are run)</text:span>. <text:span text:style-name="T33">The location of the Output directory can be chan</text:span>ged to another location <text:span text:style-name="T33">through the </text:span>VlConfig.py file however for this training <text:span text:style-name="T32">material</text:span> it is advisable to leave this in its default location. <text:span text:style-name="T34">There are 4 arguments which <text:s/></text:span><text:span text:style-name="T35">must be defined to use VL;</text:span><text:span text:style-name="T34"> </text:span><text:span text:style-name="T35">Simulation, StudyDir, StudyName, Input</text:span><text:span text:style-name="T34">. </text:span></text:p>
      <text:p text:style-name="P16"/>
      <text:p text:style-name="P16"/>
      <text:p text:style-name="P45"><text:soft-page-break/><text:span text:style-name="T27">Simulation</text:span><text:span text:style-name="T10"> – </text:span><text:span text:style-name="T9">This indicated the type of simulation which will be run; Tensile, LFA or HIVE. </text:span><text:span text:style-name="T12">A directory of the Simulation will be created in the Output directory.</text:span></text:p>
      <text:p text:style-name="P46"><text:span text:style-name="T28">StudyDir</text:span><text:span text:style-name="T2"> – </text:span><text:span text:style-name="T12">This is a sub directory of Simulation to keep things organised, i.e. here you could specify a type of component you are testing, </text:span><text:span text:style-name="T13">such as ‘MetalBar’. </text:span><text:span text:style-name="T14">In this directory also you will find the directory ‘Meshes’ where all the meshes for this type of Study will be saved. </text:span></text:p>
      <text:p text:style-name="P47"><text:span text:style-name="T33">S</text:span>tudyName –<text:span text:style-name="T2"> A sub-directory of StudyDir where Simulations results will be stored. </text:span><text:span text:style-name="T13">This is specific to the set of Simulations you are running. For example if you are testing out different magnitude of loads, you could name this ‘LoadingAnalysis’.</text:span></text:p>
      <text:p text:style-name="P48">Inputs –<text:span text:style-name="T2"> This dictionary defines the name of the file(s) containing the information required to create a mesh and/or run a simulation. <text:s/></text:span><text:span text:style-name="T9">The dictionary must always have the key ‘</text:span><text:span text:style-name="T15">Parameters</text:span><text:span text:style-name="T9">’ which </text:span><text:span text:style-name="T2">defines the main parameter file. If no other argument is provided a single simulation will be run using the information from this file. If the key ‘Parametric’ is included in the dictionary it is possible to run multiple simulations con-currently with different parameters. The ‘</text:span><text:span text:style-name="T15">Parameters</text:span><text:span text:style-name="T2">’ file and ‘Parametric’ file must be in the directory Inputs/$SIMULATION/$STUDYDIR</text:span></text:p>
      <text:p text:style-name="P41">You will also notice when the class is initialised a key-word argument ‘mode’ is passed – this dictates how much information is printed in the terminal. T<text:span text:style-name="T26">here are 3 different options available; headless (default), continuous and interactive. Interactive will output all commands in to the terminal, continuous will write the output to a file as it is generated, and headless will write the output in to the file at the end of the process. The output for the meshing stage can be found in the ‘Meshes’ directory, while the output for each CodeAster simulation can be found in the ‘Aster’ directory for each specific Study. For the below tasks it is advised to keep the mode as ‘interactive’ so that you can see the outputs generated by VL easily. </text:span></text:p>
      <text:p text:style-name="P41"/>
      <text:p text:style-name="P32">Mechanical FE – Tensile Test</text:p>
      <text:p text:style-name="P42">The first topic for the training is running a <text:span text:style-name="T46">mechanical FE simulation of a</text:span> standard tensile test with a ‘Dog-Bone’ sample. <text:span text:style-name="T46">In these experiments it is possible to load the sample either with a constant force or enforce a constant displacement. In the VL Tensile Test both of these methods are available. For simplicity t</text:span>his is a purely elastic simulation.</text:p>
      <text:p text:style-name="P31"><text:span text:style-name="T24">Task </text:span>1</text:p>
      <text:p text:style-name="P6">For this task the Run.py fi<text:span text:style-name="T36">le</text:span> should be set up <text:span text:style-name="T36">already. However the 4 variables in the Run file should be:</text:span></text:p>
      <text:p text:style-name="P6">Simulation = 'Tensile'</text:p>
      <text:p text:style-name="P6">StudyDir = 'Example'</text:p>
      <text:p text:style-name="P6">StudyName = 'Training'</text:p>
      <text:p text:style-name="P6">Input = {'<text:span text:style-name="T40">Parameters</text:span>' : '<text:span text:style-name="T41">TrainingParameters’</text:span>}</text:p>
      <text:p text:style-name="P9">The first step is to open the <text:span text:style-name="T40">Parameters file ‘TrainingParameters.py’</text:span> which can be found in Inputs/Tensile/Example. You will notice a Namespace called ‘Mesh’ which defines the geometrical and meshing parameters. <text:span text:style-name="T37">The file which is used to create the mesh is defined at Mesh.File, which in this case is ‘Testpiece’. This file can be found in Scripts/Tensile/PreProc. The attributes of Mesh, such as Thickness, are passed to this file to create a mesh named ‘Notch1’ which will be saved in Output/Tensile/Example/Meshes. You will also notice a Namespace named ‘Sim’ which has all the information relevant to run pre-simulation calculations, the simulation and post-processing calculations and images. As you can see the Name attached to ‘Sim’ is ‘Single’, meaning that the results for this simulation will be in Output/Tensile/Example/Training/Single.</text:span></text:p>
      <text:p text:style-name="P9"/>
      <text:p text:style-name="P17"><text:soft-page-break/>As previously mentioned it is possible to perform a constant force and/or a constand displacement simulation. As you can see the dictionary for Sim.Load in the parameters file shows that both types of tensile tests will be performed on the sample provided, <text:span text:style-name="T47">with the magnitude for each provided as they keys.</text:span></text:p>
      <text:p text:style-name="P10"/>
      <text:p text:style-name="P10">Execute the Run.py file, where you should see a mesh named ‘Notch1’ being created followed by a Simulation named ‘Single’ showing up in an xterm terminal.</text:p>
      <text:p text:style-name="P10"/>
      <text:p text:style-name="P10">Since the kwarg ‘ShowRes’ is set to ‘True’ in VirtualLab.PostProc <text:span text:style-name="T40">in the Run file</text:span> the results are automatically opened in ParaVis for you to take a look at. There should be two sets of results shown: <text:span text:style-name="T40">o</text:span>ne for a constant force simulation and another for a constant displacement simulation. </text:p>
      <text:p text:style-name="P8"/>
      <text:p text:style-name="P34">Task 2</text:p>
      <text:p text:style-name="P13">The next step is to run multiple simulations at the same time. Change the Input dictionary to include the key, value pai<text:span text:style-name="T39">r</text:span> ‘Parametric’,’Parametric_<text:span text:style-name="T42">1</text:span>’ (<text:span text:style-name="T39">your Input dictionary should now look like </text:span>Input={'<text:span text:style-name="T40">Parameters</text:span>' : '<text:span text:style-name="T42">TrainingParameters</text:span>', 'Parametric' : 'Parametric_<text:span text:style-name="T42">1</text:span>'}). What we are now saying is that we use the file ‘Parametric_<text:span text:style-name="T42">1</text:span>.py’ <text:s/>(also in <text:span text:style-name="T36">Inputs/Tensile/Example</text:span>) in conjunction with the <text:span text:style-name="T40">parameters </text:span>file <text:span text:style-name="T40">to create multiple parameter files</text:span>. <text:span text:style-name="T40">If a variable is defined in the parametric file then this value is used, however if the variable is not defined the value from the parameters file will be used. </text:span>For example, in ‘<text:span text:style-name="T42">Parametric_1’ </text:span>you will see that 2 meshes are being created (‘Notch2’ and ‘Notch3’) with different values for Rad_a and Rad_b, however the thickness of the sample will still be 0.003 since this is what is defined in ‘<text:span text:style-name="T42">TrainingParameters’</text:span> and <text:span text:style-name="T42">it </text:span>is not specified in <text:span text:style-name="T42">the parametric file</text:span>.</text:p>
      <text:p text:style-name="P12"/>
      <text:p text:style-name="P14">Execute the Run file and you should see meshes ‘Notch2’ and ‘Notch3’ are created along with <text:span text:style-name="T43">2 xterm terminals opening, one for each simulation. The names of the simulation (‘ParametricSim1’ and ‘ParametricSim2’) are written at the top of the xterm window to differntiate them. </text:span></text:p>
      <text:p text:style-name="P34"/>
      <text:p text:style-name="P35">Task 3</text:p>
      <text:p text:style-name="P11">You realise after running the simulation that <text:span text:style-name="T38">the wrong Material was set in the Parameters file. You wanted to run a simulation on a Tungsten testpiece not a copper one. You are happy with the meshes <text:s/>you already have for ‘Notch 2’ and ‘Notch 3’ and don’t want to re-run the meshing step. In the Run file in VirtualLab.Create write ‘RunMesh=False’. This will switch off the meshing part and only run the Simulation (There is also a kwarg RunSim’ also exists and works in the same way as RunMesh for the simulation). Change the Material in the Parameters file to ‘Tungsten’ and Run the simulation. You should notice the displacement is smaller for the tungsten sample compared with copper (for the contant force simulation).</text:span></text:p>
      <text:p text:style-name="P34"/>
      <text:p text:style-name="P15">Once you have completed the above tasks it may be worthwhile you looking at the files which have been used to create this <text:span text:style-name="T25">simulations</text:span>. <text:span text:style-name="T44">See</text:span> Scripts/Tensile/Preproc/<text:span text:style-name="T44">DogBone</text:span>.py <text:span text:style-name="T45">which</text:span> has been used to make the <text:span text:style-name="T45">mesh</text:span> <text:span text:style-name="T45">and the CodeAster command file in S</text:span>cripts/Tensile/<text:span text:style-name="T25">Aster/Tensile.comm. Take a look at these to try and figure out what each part is doing.</text:span></text:p>
      <text:p text:style-name="P40"/>
      <text:p text:style-name="P40"/>
      <text:p text:style-name="P33"><text:soft-page-break/><text:span text:style-name="T45">Thermal</text:span> FE – <text:span text:style-name="T45">Laser Flash Analysis</text:span></text:p>
      <text:p text:style-name="P17">The next topic for the training is to run <text:span text:style-name="T47">a</text:span> thermal FE simulations of <text:span text:style-name="T47">a</text:span> Laser Flash Analysis (LFA) <text:span text:style-name="T47">experiment</text:span>. In this experiment <text:span text:style-name="T47">a small disc is subjected to a short laser pulse on the top surface. The simulation shows how the temperature profile of the disc changes with time due to the energy input from the laser pulse. Radiation effects are ignored in this simulation to verify that the conservation of energy is satisfied. </text:span></text:p>
      <text:p text:style-name="P17"/>
      <text:p text:style-name="P36">Task 1</text:p>
      <text:p text:style-name="P18">As this is a new simulation type you will need to change ‘Simulation’ in the Run file to ‘LFA’. <text:span text:style-name="T48">You will also need to remove ‘RunMesh=False’ fromVirtualLab.Create (or set the flag to ‘True’) since new meshes will need to be created. The variables in the Run file should be:</text:span></text:p>
      <text:p text:style-name="P7">Simulation = '<text:span text:style-name="T49">LFA</text:span>'</text:p>
      <text:p text:style-name="P7">StudyDir = 'Example'</text:p>
      <text:p text:style-name="P7">StudyName = 'Training'</text:p>
      <text:p text:style-name="P7">Input = {'<text:span text:style-name="T40">Parameters</text:span>' : '<text:span text:style-name="T41">TrainingParameters’, ‘Parametric’:’Parametric_1’</text:span>}</text:p>
      <text:p text:style-name="P7"/>
      <text:p text:style-name="P20">If you open TrainingParameters.py and Parametric.py in Inputs/LFA/Example you can see that 2 meshes are being created, ‘NoVoid’ and ‘Void’, and 3 simulations are run, 1 using the mesh ‘NoVoid’ (‘SimNoVoid’) and 2 using the mesh ‘Void’ (‘SimVoid1’ &amp; ‘SimVoid2’). <text:span text:style-name="T51">As this is a time-dependent problem you will notice that there are some additional variables in the ‘Sim’ namespace relating to that. </text:span></text:p>
      <text:p text:style-name="P20"><text:span text:style-name="T30">Sim.dt - </text:span><text:span text:style-name="T51">Sim.dt dictates the time-steps used for the simulation. For this example you have Sim.dt=[(0.00004,20), (0.0005,100)], meaning that there will be 20 timesteps of size 0.00004 and then100 timesteps of size 0.0005. The initial smaller timesteps is to reflect the fac that the laser pulse will last for 0.0008s. </text:span></text:p>
      <text:p text:style-name="P29">Sim.Theta – <text:span text:style-name="T2">The value of theta sites between 0 and 1 and is used to decide whether the temporal idscretisation is fully explicit (Theta=0), fully implicit (Theta=1) or semi-implicit (0&lt;Theta&lt;1).</text:span></text:p>
      <text:p text:style-name="P29">Sim.Storing – <text:span text:style-name="T2">This variable decides how frequently we want to store the results with regards to the timesteps. In this example The key ‘Laser’ has a value 1 </text:span><text:span text:style-name="T16">and ‘PostLaser’ has a value 2</text:span><text:span text:style-name="T2">, meaning that the results will be stored </text:span><text:span text:style-name="T16">after every 1 timestep for the duration of the laser pulse, and after every 2 timesteps after the laser pulse.This means that there will be </text:span><text:span text:style-name="T17">70 timesteps saved to the .rmed file (20/1+100/2). </text:span><text:span text:style-name="T18">For this simulation there are post-processing scripts which have been written already, so change the ‘ShowRes’ flag in VirtualLab.PostAster to ‘False’. </text:span></text:p>
      <text:p text:style-name="P19"/>
      <text:p text:style-name="P21">Execute the Run.py file. After it has completed if you look in Output/LFA/Example/Training you should see the 3 simulation directories. <text:span text:style-name="T50">In the Aster directory for each simulation you have the AsterLog, Export File and .rmed file(s) as seen in the Tensile example. As this is a time-dependent problem you will notice a file of the timesteps used for the simulaition is also saved. This holds the full list of 120 timesteps used for the simualtion. If you look in the PostAster directory you will notice there are a number of plots showing the temperature distribtuion with respect to time, and images of the sample with a heat distribution shown. Images of the mesh used are also included. You will notice there is a plot named ‘Rplot’ which plots the transient average temperature on different sized areas of the bottom surface. <text:s/>For example R=1 takes an average over the entire bottom surface, while R=0.5 takes the average of values within half of the Radius of the bottom surface. Notice that for ‘SimVoVoid’ R=0.1 increases fastest due to the Gaussian profile of the laser </text:span><text:soft-page-break/><text:span text:style-name="T50">pulse, however ‘SimVoid2’ R=0.1 increases slowest due to the void providing a thermal barrier. The different values for R are given in the Parameters file (R=1 is always included in this plot for comparison).</text:span></text:p>
      <text:p text:style-name="P21"/>
      <text:p text:style-name="P37">Task <text:span text:style-name="T52">2</text:span></text:p>
      <text:p text:style-name="P22">After running Task1 you realise that you wanted to run the simulation ‘NoVoid’ with a uniform laser profile, not a gaussian one. To re-run certain studies from a parametric study there is a way this can be done quickly and easily. In the Parametric file if you include Sim.Run = [‘Y’,’N’,’N’] this will signal that we only want to Run the first simulation (The default is that it assumes that all simulations are a ‘Y’). Add this line to ‘Parametric_1.py’ <text:s/>and change the first value in Sim.LaserS to ‘Uniform’. You should also set RunMesh to False in VirtualLab.Create() since we are happy to use the meshes created previously. </text:p>
      <text:p text:style-name="P22"/>
      <text:p text:style-name="P38">Task <text:span text:style-name="T53">3</text:span></text:p>
      <text:p text:style-name="P23">You will have noticed that the CodeAster command file used for the LFA simulations so far was ‘Disc_Lin’, which is a linear simulation. There is also a command file called Disc_NonLin available which allows us to use non-linear material properties (i.e. material properties which vary with temperature). In the ‘Materials’ directory you will notice that there are some non-linear materials available (those with <text:span text:style-name="T54">NL after them). Re-run the simulations with the </text:span><text:span text:style-name="T55">CommFile set to Disc_NonLin. You should also change the materials to a non-linear material also (although the simulation will still work if a linear material is provided).</text:span></text:p>
      <text:p text:style-name="P49"/>
      <text:p text:style-name="P24"><text:span text:style-name="T55">Y</text:span><text:span text:style-name="T54">ou will notice that the CodeAster output looks different for the non-linear simulation compared with the linear simulation. This is due to the fact that the non-linear simulations require performing Newton iterations on each timestep, which is not required in the linear case. The default maximum numbr of Newton iterations is 10, however this can be changed by adding ‘MaxIter’ to the Sim Namespace in the Parameters file. For the meshes and timesteps used for this simulation 10 Newton iterations should be sufficient. </text:span></text:p>
      <text:p text:style-name="P28"/>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12:52.201643510</meta:creation-date>
    <dc:date>2020-05-13T17:58:32.128273333</dc:date>
    <meta:editing-duration>PT11H43M36S</meta:editing-duration>
    <meta:editing-cycles>57</meta:editing-cycles>
    <meta:generator>LibreOffice/6.0.7.3$Linux_X86_64 LibreOffice_project/00m0$Build-3</meta:generator>
    <meta:document-statistic meta:table-count="0" meta:image-count="0" meta:object-count="0" meta:page-count="5" meta:paragraph-count="53" meta:word-count="2402" meta:character-count="14884" meta:non-whitespace-character-count="12502"/>
  </office:meta>
</office:document-meta>
</file>